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E000000BE160D2B89B5915931.png" manifest:media-type="image/png"/>
  <manifest:file-entry manifest:full-path="Pictures/10000000000000BE000000BEE76D7FFA627800EB.png" manifest:media-type="image/png"/>
  <manifest:file-entry manifest:full-path="Pictures/10000000000000BE000000BEE4B9C83AB64771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🍈🫒🫒🍈🫒,🍈🫒🍎🍈🍎,🍈🫒🍎🫒🍎,🍈🫒🍈🍎,🍎🍎🍎🍈,🍈🫒🍎🍎🍎,🍈🫒🍎🍈🍎,🍈🍈🫒🍎🫒,🍈🫒🍈🍎🍈,🍈🍈🫒🫒🍎,🍈🫒🍈🍎🍈,🍈🫒🍈🍎,🍈🫒🍈🍎🍈,🍈🍈🫒🍎🫒,🍈🫒🍎🫒🍎,🍈🫒🍈🍎,🍈🍈🫒🫒🍎,🍈🍈🫒🍈🫒, </text:span></text:p>
      <text:p text:style-name="P1"/>
      <text:p text:style-name="Standard"><text:span text:style-name="T1">🍈🍈🫒🍎🍎,🍈🫒🍈🍎,🍈🍈🫒🍎🍈,🍈🫒🍎🫒🍎,🍈🫒🍎🫒🍎,🍈🍈🫒🫒🍎,🍈🫒🍈🍎,🍈🫒🍈🍎🍎,🍈🍈🍈🫒🫒,🍈🍈🫒🍎🍎,🍈🫒🍈🍎,🍈🫒🍎🫒🍎,🍈🍈🍈🫒🍈,🍈🍈🫒🍈🫒,🍈🍈🫒🫒🫒,🍈🍈🍈🫒🍈,🍈🫒🍎🫒🍎,🍈🫒🍈🍎, </text:span></text:p>
      <text:p text:style-name="P1"/>
      <text:p text:style-name="Standard"><text:span text:style-name="T1">🍈🍈🫒🍎🍎,🍈🫒🍎🍈🍎,🍈🫒🍎🫒🍎,🍈🫒🍈🍎,🍈🫒🍎🍎🍎,🍈🫒🍎🫒🍎,🍈🍈🍈🍈🍈,🍈🫒🍈🍎,🍈🫒🫒🍈🫒,🍈🍈🫒🍈🫒,🍈🫒🍈🍎,🍈🫒🍈🍎🍈,🍈🍈🫒🍎🫒,🍈🍈🫒🍎🫒,🍈🫒🍎🍎🫒,🍈🍈🍈🫒🍈,🍈🫒🍎🫒🍎,🍈🫒🍈🍎, </text:span></text:p>
      <text:p text:style-name="P1"/>
      <text:p text:style-name="Standard"><text:span text:style-name="T1">🍈🫒🍈🍎🍈,🍈🍈🫒🍎🍎,🍈🫒🍈🍎,🍈🍈🫒🍎🍎,🍈🫒🍎🍈🍎,🍈🫒🍎🫒🍎,🍈🫒🍈🍎,🍈🫒🍎🫒🍎,🍈🍈🫒🫒🍎,🍈🫒🍎🫒🍈,🍈🫒🍈🍎,🍈🫒🍎🍈🫒,🍈🍈🫒🍈🫒,🍈🍈🫒🫒🫒,🍈🍈🫒🫒🫒,🍈🍈🫒🍈🫒,🍈🍈🍈🫒🍎,🍈🫒🍈🍎, </text:span></text:p>
      <text:p text:style-name="P1"/>
      <text:p text:style-name="Standard"><text:span text:style-name="T1">🍈🍈🫒🍎🍎,🍈🫒🍎🍈🍎,🍈🫒🍎🫒🍎,🍈🫒🍈🍎,🍈🫒🍎🍈🍎,🍈🫒🍎🍎🫒,🍈🍈🫒🍎🍈,🍈🍈🫒🍎🍎, 🍈🍈🫒🍈🫒,🍈🍈🫒🍎🫒,🍈🍈🍈🍈🍈 </text:span></text:p>
      <text:p text:style-name="P1"/>
      <text:p text:style-name="Standard"><draw:frame draw:style-name="fr1" draw:name="image1.png" text:anchor-type="as-char" svg:width="0.2083in" svg:height="0.2083in" draw:z-index="0"><draw:image xlink:href="Pictures/10000000000000BE000000BEE4B9C83AB64771F1.png" xlink:type="simple" xlink:show="embed" xlink:actuate="onLoad" loext:mime-type="image/png"/></draw:frame><draw:frame draw:style-name="fr1" draw:name="image3.png" text:anchor-type="as-char" svg:width="0.2083in" svg:height="0.2083in" draw:z-index="0"><draw:image xlink:href="Pictures/10000000000000BE000000BEE76D7FFA627800EB.png" xlink:type="simple" xlink:show="embed" xlink:actuate="onLoad" loext:mime-type="image/png"/></draw:frame><draw:frame draw:style-name="fr1" draw:name="image2.png" text:anchor-type="as-char" svg:width="0.2083in" svg:height="0.2083in" draw:z-index="0"><draw:image xlink:href="Pictures/10000000000000BE000000BE160D2B89B5915931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6" meta:word-count="237" meta:character-count="486" meta:non-whitespace-character-count="480"/>
    <meta:generator>LibreOfficeDev/6.0.5.2$Linux_X86_64 LibreOffice_project/</meta:generator>
  </office:meta>
</office:document-meta>
</file>